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 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><text:placeholder text:placeholder-type="text">&lt;line.discount, no_zero=True&gt;</text:placeholder></text:p>
          </table:table-cell>
          <table:table-cell table:style-name="Tabella5.G3" office:value-type="string">
            <text:p text:style-name="P43"><text:placeholder text:placeholder-type="text">&lt;line.price_subtota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<text:soft-page-break/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 - Pagina </text:span><text:page-number text:select-page="current">3</text:page-number> 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 - Pagina </text:span><text:page-number text:select-page="current">3</text:page-number> 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8-08-01T08:29:18.565000000</dc:date>
    <meta:print-date>2015-10-01T17:14:00Z</meta:print-date>
    <meta:editing-cycles>75</meta:editing-cycles>
    <meta:editing-duration>PT15H3M27S</meta:editing-duration>
    <meta:document-statistic meta:table-count="7" meta:image-count="0" meta:object-count="0" meta:page-count="3" meta:paragraph-count="79" meta:word-count="217" meta:character-count="2321" meta:non-whitespace-character-count="2150"/>
    <meta:template xlink:type="simple" xlink:actuate="onRequest" xlink:title="" xlink:href="Normal"/>
  </office:meta>
</office:document-meta>
</file>